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d42d0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ef4b41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0332ddf"/>
    </style:style>
    <style:style style:name="T11" style:family="text">
      <style:text-properties officeooo:rsid="0037b394"/>
    </style:style>
    <style:style style:name="T12" style:family="text">
      <style:text-properties officeooo:rsid="003b6bff"/>
    </style:style>
    <style:style style:name="T13" style:family="text">
      <style:text-properties officeooo:rsid="003e4fd4"/>
    </style:style>
    <style:style style:name="T14" style:family="text">
      <style:text-properties officeooo:rsid="003f9add"/>
    </style:style>
    <style:style style:name="T15" style:family="text">
      <style:text-properties officeooo:rsid="0044b069"/>
    </style:style>
    <style:style style:name="T16" style:family="text">
      <style:text-properties officeooo:rsid="00468dc6"/>
    </style:style>
    <style:style style:name="T17" style:family="text">
      <style:text-properties officeooo:rsid="004cf66b"/>
    </style:style>
    <style:style style:name="T18" style:family="text">
      <style:text-properties officeooo:rsid="0050e1f0"/>
    </style:style>
    <style:style style:name="T19" style:family="text">
      <style:text-properties officeooo:rsid="005d37af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5faa3b"/>
    </style:style>
    <style:style style:name="T22" style:family="text">
      <style:text-properties style:font-name="Courier New"/>
    </style:style>
    <style:style style:name="T23" style:family="text">
      <style:text-properties style:font-name="Courier New" fo:font-size="10pt" style:font-size-asian="10pt" style:font-size-complex="10pt"/>
    </style:style>
    <style:style style:name="T24" style:family="text">
      <style:text-properties style:font-name="Courier New" fo:font-size="10pt" officeooo:rsid="00479af1" style:font-size-asian="10pt" style:font-size-complex="10pt"/>
    </style:style>
    <style:style style:name="T25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1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2" style:family="text">
      <style:text-properties style:font-name="Courier New" officeooo:rsid="003b6bff"/>
    </style:style>
    <style:style style:name="T33" style:family="text">
      <style:text-properties style:font-name="Courier New" fo:font-weight="normal" officeooo:rsid="00479af1" style:font-weight-asian="normal" style:font-weight-complex="normal"/>
    </style:style>
    <style:style style:name="T34" style:family="text">
      <style:text-properties style:font-name="Courier New" fo:font-weight="normal" officeooo:rsid="003b6bff" style:font-weight-asian="normal" style:font-weight-complex="normal"/>
    </style:style>
    <style:style style:name="T35" style:family="text">
      <style:text-properties style:font-name="Courier New" officeooo:rsid="00d63f08"/>
    </style:style>
    <style:style style:name="T36" style:family="text">
      <style:text-properties style:font-name="Courier New" officeooo:rsid="00dbbbe1"/>
    </style:style>
    <style:style style:name="T37" style:family="text">
      <style:text-properties officeooo:rsid="0080efcf"/>
    </style:style>
    <style:style style:name="T38" style:family="text">
      <style:text-properties officeooo:rsid="008a1c77"/>
    </style:style>
    <style:style style:name="T39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98659b" style:font-weight-asian="bold" style:font-weight-complex="bold"/>
    </style:style>
    <style:style style:name="T42" style:family="text">
      <style:text-properties officeooo:rsid="009db0cb"/>
    </style:style>
    <style:style style:name="T43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7</text:span><text:span text:style-name="T7">.</text:span><text:span text:style-name="T9">1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9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3">Web </text:span>Storage <text:span text:style-name="T16">api and JSON</text:span></text:p>
          </table:table-cell>
          <table:table-cell table:style-name="Táblázat1.A1" office:value-type="string">
            <text:h text:style-name="P54" text:outline-level="3"><text:span text:style-name="T17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1">l</text:span>ocalStorage:</text:p>
            <text:p text:style-name="P22"><text:span text:style-name="T10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4">sessionStorage</text:span></text:span><text:span text:style-name="T23">: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length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key(index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get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setItem(key, data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removeItem(key);</text:span></text:p>
            <text:p text:style-name="P5"><text:span text:style-name="Source_20_Text"><text:span text:style-name="T25">s</text:span></text:span><text:span text:style-name="Source_20_Text"><text:span text:style-name="T26">ession</text:span></text:span><text:span text:style-name="Source_20_Text"><text:span text:style-name="T25">S</text:span></text:span><text:span text:style-name="Source_20_Text"><text:span text:style-name="T26">torage</text:span></text:span><text:span text:style-name="T23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3">s</text:span></text:span><text:span text:style-name="Source_20_Text"><text:span text:style-name="T34">ession</text:span></text:span><text:span text:style-name="Source_20_Text"><text:span text:style-name="T33">S</text:span></text:span><text:span text:style-name="Source_20_Text"><text:span text:style-name="T34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8">m</text:span>ethods <text:span text:style-name="T38">and</text:span> <text:span text:style-name="T18">e</text:span>vents</text:p>
            <text:p text:style-name="P22"/>
            <text:p text:style-name="P17">camelcase:</text:p>
            <text:p text:style-name="P23">el<text:span text:style-name="T14">ement</text:span>.data-name</text:p>
            <text:p text:style-name="P24"><text:s text:c="2"/>-&gt; el<text:span text:style-name="T14">ement</text:span>.dataset.name</text:p>
            <text:p text:style-name="P24">el<text:span text:style-name="T14">ement</text:span>.data-first-second</text:p>
            <text:p text:style-name="P24"><text:s text:c="2"/>-&gt; el<text:span text:style-name="T14">ement</text:span>.dataset.firstSecond</text:p>
            <text:p text:style-name="P22"/>
            <text:p text:style-name="P8">set:</text:p>
            <text:p text:style-name="P22">element.dataset.<text:span text:style-name="T19">name</text:span> = "<text:span text:style-name="T11">value</text:span>";</text:p>
            <text:p text:style-name="P25">element.dataset["<text:span text:style-name="T19">name</text:span>"] = "<text:span text:style-name="T11">value</text:span>";</text:p>
            <text:p text:style-name="P25">element.setAttribute("data-<text:span text:style-name="T19">name</text:span>", "<text:span text:style-name="T11">value</text:span>");</text:p>
            <text:p text:style-name="P25">element<text:span text:style-name="T11">[</text:span>"data-<text:span text:style-name="T19">name</text:span>"<text:span text:style-name="T11">] =</text:span> "<text:span text:style-name="T11">value</text:span>";</text:p>
            <text:p text:style-name="P26"/>
            <text:p text:style-name="P8">get:</text:p>
            <text:p text:style-name="P25">element.dataset.<text:span text:style-name="T19">name</text:span>;</text:p>
            <text:p text:style-name="P25">element.dataset["<text:span text:style-name="T19">name</text:span>"];</text:p>
            <text:p text:style-name="P25">element.getAttribute("data-<text:span text:style-name="T19">name</text:span>");</text:p>
            <text:p text:style-name="P25">element<text:span text:style-name="T11">[</text:span>"data-<text:span text:style-name="T19">name</text:span>"<text:span text:style-name="T11">]</text:span>;</text:p>
            <text:p text:style-name="P22"/>
            <text:p text:style-name="P8">remove:</text:p>
            <text:p text:style-name="P25">element.removeAttribute("data-<text:span text:style-name="T19">name</text:span>");</text:p>
            <text:p text:style-name="P25"/>
            <text:p text:style-name="P20">check:</text:p>
            <text:p text:style-name="P33">element.hasAttribute("data-<text:span text:style-name="T19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20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7">byte</text:span>, int8_t</text:p>
            <text:p text:style-name="P46"/>
            <text:p text:style-name="P12">Uint8Array();</text:p>
            <text:p text:style-name="P46">0 to 255, 1 <text:span text:style-name="T37">byte,</text:span> uint8_t</text:p>
            <text:p text:style-name="P46"/>
            <text:p text:style-name="P13">Uint8ClampedArray();</text:p>
            <text:p text:style-name="P47">0 to 255, 1 <text:span text:style-name="T37">byte</text:span>, uint8_t, not in IE10-11</text:p>
            <text:p text:style-name="P47"/>
            <text:p text:style-name="P12">Int16Array();</text:p>
            <text:p text:style-name="P46">-32768 to 32767, 2 <text:span text:style-name="T37">byte</text:span>, int16_t</text:p>
            <text:p text:style-name="P46"/>
            <text:p text:style-name="P12">Uint16Array();</text:p>
            <text:p text:style-name="P46">0 to 65535, 2 <text:span text:style-name="T37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7">byte</text:span>, uint32_t</text:p>
            <text:p text:style-name="P47"/>
            <text:p text:style-name="P13">Float32Array();</text:p>
            <text:p text:style-name="P47">1.2x10-38 to 3.4x1038, 4 <text:span text:style-name="T37">byte</text:span>, float</text:p>
            <text:p text:style-name="P47"/>
            <text:p text:style-name="P13">Float64Array();</text:p>
            <text:p text:style-name="P47">5.0x10-324 to 1.8x10308, 8 <text:span text:style-name="T37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2">IE10+IE11 </text:span></text:span><text:span text:style-name="Source_20_Text"><text:span text:style-name="T32">d</text:span></text:span><text:span text:style-name="Source_20_Text"><text:span text:style-name="T22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5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2">N</text:span>o <text:span text:style-name="T12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7">element.className = "";</text:span></text:span></text:p>
            <text:p text:style-name="P27"><text:span text:style-name="Source_20_Text"><text:span text:style-name="T27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1">V</text:span><text:span text:style-name="T40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1">Inv</text:span><text:span text:style-name="T40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2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5">IE9: </text:span></text:span><text:span text:style-name="Source_20_Text"><text:span text:style-name="T36">XML support</text:span></text:span></text:p>
            <text:p text:style-name="P41"><text:span text:style-name="Source_20_Text"><text:span text:style-name="T35">IE10+IE11: </text:span></text:span><text:span text:style-name="Source_20_Text"><text:span text:style-name="T36">XML, SVG and HTML support</text:span></text:span></text:p>
            <text:p text:style-name="P43"/>
            <text:p text:style-name="P51"><text:span text:style-name="Source_20_Text"><text:span text:style-name="T29">var parser = new DOMParser();</text:span></text:span></text:p>
            <text:p text:style-name="P51"><text:span text:style-name="Source_20_Text"><text:span text:style-name="T29">var doc = parser.parseFromString("</text:span></text:span><text:span text:style-name="Source_20_Text"><text:span text:style-name="T30">sourceStr</text:span></text:span><text:span text:style-name="Source_20_Text"><text:span text:style-name="T29">", "application/xml");</text:span></text:span></text:p>
            <text:p text:style-name="P51"><text:span text:style-name="Source_20_Text"><text:span text:style-name="T28">R</text:span></text:span><text:span text:style-name="Source_20_Text"><text:span text:style-name="T27">eturns a Document, but not a SVGDocument nor a HTML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image/svg+xml");</text:span></text:span></text:p>
            <text:p text:style-name="P51"><text:span text:style-name="Source_20_Text"><text:span text:style-name="T28">R</text:span></text:span><text:span text:style-name="Source_20_Text"><text:span text:style-name="T27">eturns a SVGDocument, which also is a Document.</text:span></text:span></text:p>
            <text:p text:style-name="P51"><text:span text:style-name="Source_20_Text"><text:span text:style-name="T27"/></text:span></text:p>
            <text:p text:style-name="P53"><text:span text:style-name="Source_20_Text"><text:span text:style-name="T29">var parser = new DOMParser();</text:span></text:span></text:p>
            <text:p text:style-name="P53"><text:span text:style-name="Source_20_Text"><text:span text:style-name="T29">var doc = parser.parseFromString(</text:span></text:span><text:span text:style-name="Source_20_Text"><text:span text:style-name="T30">sourceStr</text:span></text:span><text:span text:style-name="Source_20_Text"><text:span text:style-name="T29">, "text/html");</text:span></text:span></text:p>
            <text:p text:style-name="P52"><text:span text:style-name="Source_20_Text"><text:span text:style-name="T31">Returns a HTML document.</text:span></text:span></text:p>
            <text:p text:style-name="P32"><text:span text:style-name="Source_20_Text"><text:span text:style-name="T27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3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3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5-01T14:45:28.386000000</dc:date>
    <meta:editing-duration>PT7H17M30S</meta:editing-duration>
    <meta:editing-cycles>142</meta:editing-cycles>
    <meta:generator>LibreOffice/6.2.3.2$Windows_X86_64 LibreOffice_project/aecc05fe267cc68dde00352a451aa867b3b546ac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